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line-height="170%" fo:text-align="center" style:justify-single-word="false" style:page-number="auto"/>
      <style:text-properties fo:color="#000000" fo:font-size="12pt" fo:font-weight="normal" officeooo:rsid="00110e6e" officeooo:paragraph-rsid="00110e6e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line-height="170%" fo:text-align="center" style:justify-single-word="false"/>
      <style:text-properties fo:color="#000000" fo:font-size="12pt" fo:font-weight="normal" officeooo:rsid="00110e6e" officeooo:paragraph-rsid="00110e6e" style:font-size-asian="12pt" style:font-weight-asian="normal" style:font-size-complex="12pt" style:font-weight-complex="normal"/>
    </style:style>
    <style:style style:name="T1" style:family="text">
      <style:text-properties fo:font-size="28pt" style:font-size-asian="28pt" style:font-size-complex="2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Isaías 51.2</text:span><text:tab/><text:tab/><text:tab/>Sarah Farias<text:tab/><text:span text:style-name="T1">[ 41 ]</text:span></text:p>
      <text:p text:style-name="P2">Abraão estava só, ele não te conhecia</text:p>
      <text:p text:style-name="P2">Ele nem imaginava que o senhor escolheria</text:p>
      <text:p text:style-name="P2">Um homem limitado pelo tempo</text:p>
      <text:p text:style-name="P2">Pela idade para ser abençoado sobre muitos exaltado</text:p>
      <text:p text:style-name="P2"/>
      <text:p text:style-name="P2">Deus chama, abençoa e depois multiplica</text:p>
      <text:p text:style-name="P2"/>
      <text:p text:style-name="P2">Eu vou parar de sofrer pelo que aconteceu</text:p>
      <text:p text:style-name="P2">Vou adorar, vou adorar</text:p>
      <text:p text:style-name="P2">Eu vou parar de chorar pelo que ainda vai chegar</text:p>
      <text:p text:style-name="P2">Vou adorar, vou adorar</text:p>
      <text:p text:style-name="P2"/>
      <text:p text:style-name="P2">O que de Deus é gerado nunca pode ser tocado</text:p>
      <text:p text:style-name="P2">Pois conserva-se a si mesmo</text:p>
      <text:p text:style-name="P2">E pelo mal é respeitado e esta é a vitória</text:p>
      <text:p text:style-name="P2">Que vence o mundo, que vence o mundo</text:p>
      <text:p text:style-name="P2">Que vence o mundo, a minha fé</text:p>
      <text:p text:style-name="P2">Pois maior que testemunho dos homens da terra</text:p>
      <text:p text:style-name="P2">É testemunho de Deus, é testemunho de Deus</text:p>
      <text:p text:style-name="P2">É testemunho de Deu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0pt" fo:language="pt" fo:country="BR" style:letter-kerning="true" style:font-name-asian="Droid Sans Fallback" style:font-size-asian="10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0pt" fo:language="pt" fo:country="BR" style:letter-kerning="true" style:font-name-asian="Droid Sans Fallback" style:font-size-asian="10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fo:hyphenation-ladder-count="no-limit" style:writing-mode="lr-tb"/>
      <style:text-properties fo:color="#00000a" style:font-name="Liberation Serif" fo:font-family="'Liberation Serif'" style:font-family-generic="roman" style:font-pitch="variable" fo:font-size="12pt" fo:language="pt" fo:country="BR" style:font-name-asian="Droid Sans Fallback" style:font-family-asian="'Droid Sans Fallback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0.499cm" fo:margin-bottom="0.499cm" fo:margin-left="0.499cm" fo:margin-right="0.499cm" style:writing-mode="lr-tb" style:layout-grid-color="#c0c0c0" style:layout-grid-lines="47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columns fo:column-count="2" fo:column-gap="0cm">
          <style:column-sep style:width="0.009cm" style:color="#000000" style:height="100%" style:style="dashed" style:vertical-align="middle"/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line-style="none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6T11:37:39</meta:creation-date>
    <dc:language>pt-BR</dc:language>
    <dc:date>2017-02-18T17:16:24.347592045</dc:date>
    <meta:editing-cycles>11</meta:editing-cycles>
    <meta:editing-duration>PT17M40S</meta:editing-duration>
    <meta:generator>LibreOffice/5.2.5.1$Linux_X86_64 LibreOffice_project/20m0$Build-1</meta:generator>
    <meta:document-statistic meta:table-count="0" meta:image-count="0" meta:object-count="0" meta:page-count="1" meta:paragraph-count="18" meta:word-count="126" meta:character-count="647" meta:non-whitespace-character-count="537"/>
  </office:meta>
</office:document-meta>
</file>